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6909in" fo:margin-left="-0.1333in">
        <style:tab-stops/>
      </style:paragraph-properties>
    </style:style>
    <style:style style:name="P2" style:parent-style-name="Normal" style:family="paragraph">
      <style:paragraph-properties fo:margin-bottom="0in" fo:margin-left="0.9909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/>
    </style:style>
  </office:automatic-styles>
  <office:body>
    <office:text text:use-soft-page-breaks="true">
      <text:p text:style-name="P1"><draw:g draw:name="Group 890" draw:id="id5" draw:style-name="a5" text:anchor-type="as-char"><svg:title/><svg:desc/><draw:frame draw:id="id0" draw:style-name="a0" draw:name="Picture 881" svg:x="0in" svg:y="0in" svg:width="5.7in" svg:height="1.89667in" style:rel-width="scale" style:rel-height="scale"><draw:image xlink:href="media/image1.png" xlink:type="simple" xlink:show="embed" xlink:actuate="onLoad"/><svg:title/><svg:desc/></draw:frame><draw:frame draw:id="id1" draw:style-name="a1" draw:name="Picture 882" svg:x="0in" svg:y="0in" svg:width="5.7in" svg:height="1.89667in" style:rel-width="scale" style:rel-height="scale"><draw:image xlink:href="media/image1.png" xlink:type="simple" xlink:show="embed" xlink:actuate="onLoad"/><svg:title/><svg:desc/></draw:frame><draw:frame draw:id="id2" draw:style-name="a2" draw:name="Picture 883" svg:x="0in" svg:y="0in" svg:width="5.7in" svg:height="1.89667in" style:rel-width="scale" style:rel-height="scale"><draw:image xlink:href="media/image1.png" xlink:type="simple" xlink:show="embed" xlink:actuate="onLoad"/><svg:title/><svg:desc/></draw:frame><draw:frame draw:id="id3" draw:style-name="a3" draw:name="Picture 884" svg:x="0in" svg:y="0in" svg:width="5.7in" svg:height="1.89667in" style:rel-width="scale" style:rel-height="scale"><draw:image xlink:href="media/image1.png" xlink:type="simple" xlink:show="embed" xlink:actuate="onLoad"/><svg:title/><svg:desc/></draw:frame><draw:frame draw:id="id4" draw:style-name="a4" draw:name="Picture 885" svg:x="0in" svg:y="0in" svg:width="5.7in" svg:height="1.89667in" style:rel-width="scale" style:rel-height="scale"><draw:image xlink:href="media/image1.png" xlink:type="simple" xlink:show="embed" xlink:actuate="onLoad"/><svg:title/><svg:desc/></draw:frame></draw:g></text:p>
      <text:p text:style-name="P2"><draw:frame draw:style-name="a6" draw:name="Picture 879" text:anchor-type="as-char" svg:x="0in" svg:y="0in" svg:width="4.02667in" svg:height="6.0366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hr" style:country-asian="H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208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jezba4</dc:title>
    <dc:subject/>
    <meta:initial-creator>SwarmAttack SwarmAttack</meta:initial-creator>
    <dc:creator>SwarmAttack SwarmAttack</dc:creator>
    <meta:creation-date>2020-06-15T17:57:00Z</meta:creation-date>
    <dc:date>2020-06-15T17:57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